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25"/>SNU developer log day 425</text:h>
      <text:p text:style-name="P2">I have had really bad time management lately, and it was difficult getting to work today. When I got to work, I came up with some stuff to do. I did a lot today with the time I had. I worked on documentation (as usual) a brief update to the SNU News system, a massive update to the SNU Internet Museum, getting the system ready to get all the old content back, and a syntax maintenance update to the original SNU internet legends page.</text:p>
      <text:p text:style-name="P2">I was a bit nauseous when I started working, but it got better overtime. I will continue work on the Internet Museum tomorrow, as there isn't much else for me to do at the moment. I originally was just going to do a documentation only update today, but I was able to do more than that in the end. I am hoping to get some outside help on the site soon, as I am resorting to modifying older pages again.</text:p>
      <text:p text:style-name="P2">I needed to go to bed earlier tonight, and in the end, I really didn't feel like working on 7 different pages. I will work on these pages over a course of 1-2 weeks, as I don't think I can fully optimize these 7 pages in less than an hour.</text:p>
      <text:p text:style-name="Text_20_body"><text:span text:style-name="T1">Sean Patrick Myrick on March 30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6:48:11.386000000</meta:creation-date>
    <dc:date>2020-03-31T16:49:25.682000000</dc:date>
    <meta:editing-duration>PT44S</meta:editing-duration>
    <meta:editing-cycles>1</meta:editing-cycles>
    <meta:document-statistic meta:table-count="0" meta:image-count="0" meta:object-count="0" meta:page-count="1" meta:paragraph-count="5" meta:word-count="226" meta:character-count="1138" meta:non-whitespace-character-count="917"/>
    <meta:generator>LibreOffice/6.1.2.1$Windows_X86_64 LibreOffice_project/65905a128db06ba48db947242809d14d3f9a93fe</meta:generator>
  </office:meta>
</office:document-meta>
</file>